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Cet article du Guardian, daté du 7 novembre 2013, traite de l'ampleur du piratage d'Adobe et des leçons à en tirer.</text:p>
      <text:p text:style-name="Standard"/>
      <text:p text:style-name="Standard"><text:tab/>Fin octobre, Adobe reconnaissait la suite, mais les dégats sont pires qu'annoncés initialement à cause de la multiplicité des produits. Environ 150M d'utilisateurs sont concernés.</text:p>
      <text:p text:style-name="Standard"><text:tab/>Un outil permet aux utilisateurs de voir s'ils font partie des victimes. Si c'est le cas, ils doivent vérifier s'ils ont utilisé le même mot de passe ailleurs.</text:p>
      <text:p text:style-name="Standard"><text:tab/>Adobe est responsable de la fuite et a commis deux graves erreurs en utilisant la même clef pour crypter tous les mots de de passe et en se servant d'une méthode peu fiable qui ne permet pas de différencier le cryptage de 2 mots de passe identiques. De plus, l'indice n'a pas été crypté.</text:p>
      <text:p text:style-name="Standard"><text:tab/>Une attaque suffit parfois à déchiffrer la clef utilisée pour crypter. Les pirates pourraient ainsi avoir un nombre impressionnant de mots de passe et les tester sur d'autres sites.</text:p>
      <text:p text:style-name="Standard"><text:tab/>Même les utilisateurs qui avaient un mot de passe complexe doivent rester vigilants car les pirates ont également volé la base de donnée et le code source.</text:p>
      <text:p text:style-name="Standard"><text:tab/>Ce piratage est l'occasion de rappeler les règles élémentaires concernant l'utilisation et la création dde mots de passe, des logiciels peuvent nous faciliter la tâche.</text:p>
      <text:p text:style-name="Standard"/>
      <text:p text:style-name="Standard"><text:tab/>En conclusion, la plus grande vigilance reste de mise en matière de sécur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0T08:31:52.67</meta:creation-date>
    <meta:document-statistic meta:table-count="0" meta:image-count="0" meta:object-count="0" meta:page-count="1" meta:paragraph-count="8" meta:word-count="222" meta:character-count="1328"/>
    <dc:date>2013-11-20T09:55:26.72</dc:date>
    <meta:editing-duration>PT7M53S</meta:editing-duration>
    <meta:editing-cycles>1</meta:editing-cycles>
    <meta:generator>OpenOffice/4.0.0$Win32 OpenOffice.org_project/400m3$Build-9702</meta:generator>
  </office:meta>
</office:document-meta>
</file>